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002cm" table:align="margins"/>
    </style:style>
    <style:style style:name="Tableau1.A" style:family="table-column">
      <style:table-column-properties style:column-width="13.501cm" style:rel-column-width="32767*"/>
    </style:style>
    <style:style style:name="Tableau1.B" style:family="table-column">
      <style:table-column-properties style:column-width="13.501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officeooo:rsid="00063501" officeooo:paragraph-rsid="0029b5c1"/>
    </style:style>
    <style:style style:name="P2" style:family="paragraph" style:parent-style-name="Header">
      <style:paragraph-properties fo:text-align="start" style:justify-single-word="false"/>
      <style:text-properties officeooo:rsid="0014731f" officeooo:paragraph-rsid="0014731f"/>
    </style:style>
    <style:style style:name="P3" style:family="paragraph" style:parent-style-name="Header">
      <style:paragraph-properties fo:text-align="start" style:justify-single-word="false"/>
      <style:text-properties officeooo:rsid="0010dede" officeooo:paragraph-rsid="0014731f"/>
    </style:style>
    <style:style style:name="P4" style:family="paragraph" style:parent-style-name="Standard">
      <style:text-properties officeooo:rsid="0005fed0" officeooo:paragraph-rsid="00125bb7"/>
    </style:style>
    <style:style style:name="P5" style:family="paragraph" style:parent-style-name="Standard">
      <style:text-properties officeooo:rsid="00125bb7" officeooo:paragraph-rsid="00125bb7"/>
    </style:style>
    <style:style style:name="P6" style:family="paragraph" style:parent-style-name="Table_20_Contents">
      <style:text-properties officeooo:rsid="00163641" officeooo:paragraph-rsid="00163641"/>
    </style:style>
    <style:style style:name="P7" style:family="paragraph" style:parent-style-name="Header">
      <style:paragraph-properties fo:text-align="center" style:justify-single-word="false"/>
      <style:text-properties officeooo:rsid="001ee2eb" officeooo:paragraph-rsid="0029b5c1"/>
    </style:style>
    <style:style style:name="P8" style:family="paragraph" style:parent-style-name="Header">
      <style:paragraph-properties fo:text-align="start" style:justify-single-word="false"/>
      <style:text-properties officeooo:rsid="002238b0" officeooo:paragraph-rsid="0028e513"/>
    </style:style>
    <style:style style:name="T1" style:family="text">
      <style:text-properties officeooo:rsid="0005fe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{TITRE_ACTIVITE}</text:p>
      <text:p text:style-name="P2">{FORMATEURS}</text:p>
      <text:p text:style-name="P2">{LIEU}<text:span text:style-name="T1"><text:tab/><text:tab/><text:tab/><text:tab/><text:tab/><text:tab/><text:tab/><text:tab/><text:tab/></text:span>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[!-- BEGIN row.segment1 --]</text:p>
            <text:p text:style-name="P6">{JEUNE}</text:p>
            <text:p text:style-name="P6">[!-- END row.segment1 --]</text:p>
          </table:table-cell>
          <table:table-cell table:style-name="Tableau1.B1" office:value-type="string">
            <text:p text:style-name="Table_20_Contents"/>
          </table:table-cell>
        </table:table-row>
      </table:table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63501" officeooo:paragraph-rsid="0029b5c1"/>
    </style:style>
    <style:style style:name="MP2" style:family="paragraph" style:parent-style-name="Header">
      <style:paragraph-properties fo:text-align="center" style:justify-single-word="false"/>
      <style:text-properties officeooo:rsid="001ee2eb" officeooo:paragraph-rsid="0029b5c1"/>
    </style:style>
    <style:style style:name="MP3" style:family="paragraph" style:parent-style-name="Header">
      <style:paragraph-properties fo:text-align="start" style:justify-single-word="false"/>
      <style:text-properties officeooo:rsid="002238b0" officeooo:paragraph-rsid="0028e513"/>
    </style:style>
    <style:page-layout style:name="Mpm1">
      <style:page-layout-properties fo:page-width="29.7cm" fo:page-height="21.001cm" style:num-format="1" style:print-orientation="landscape" fo:margin-top="1.117cm" fo:margin-bottom="0.981cm" fo:margin-left="1.469cm" fo:margin-right="1.22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{TITRE_ENTETE_FICHIER}<text:line-break/></text:p>
        <text:p text:style-name="MP2">{HORAIRES}</text:p>
      </style:header>
      <style:footer>
        <text:p text:style-name="MP3">{@LOGO_PARTENAIRES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1:22:00.401510872</meta:creation-date>
    <meta:generator>LibreOffice/5.1.6.2$Linux_X86_64 LibreOffice_project/10m0$Build-2</meta:generator>
    <dc:date>2017-10-03T15:20:53.931126199</dc:date>
    <meta:editing-duration>PT8H49M30S</meta:editing-duration>
    <meta:editing-cycles>35</meta:editing-cycles>
    <meta:document-statistic meta:table-count="1" meta:image-count="0" meta:object-count="0" meta:page-count="1" meta:paragraph-count="9" meta:word-count="17" meta:character-count="154" meta:non-whitespace-character-count="138"/>
  </office:meta>
</office:document-meta>
</file>